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6d4c3"/>
    </style:style>
    <style:style style:name="P3" style:family="paragraph" style:parent-style-name="Standard">
      <style:paragraph-properties fo:text-align="start" style:justify-single-word="false"/>
      <style:text-properties officeooo:rsid="0006d4c3" officeooo:paragraph-rsid="0006d4c3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6d4c3" officeooo:paragraph-rsid="0006d4c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6d4c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Matias Agustin Pennino</text:p>
      <text:p text:style-name="P1"><text:span text:style-name="T1">Ejercicios Valores límite</text:span> </text:p>
      <text:p text:style-name="P2">Para los siguientes casos, indica cuales serían los valores límite: </text:p>
      <text:p text:style-name="P2">a) Una entrada requiere un rango de valores enteros comprendidos entre 1 y 10. </text:p>
      <text:p text:style-name="P2"/>
      <text:p text:style-name="P2">b) Longitud de caracteres para un campo "Puesto" que viene establecido por un alfanumérico de 4 caracteres. </text:p>
      <text:p text:style-name="P2"/>
      <text:p text:style-name="P2">c) Rangos de valores para un descuento.</text:p>
      <text:p text:style-name="P2"/>
      <text:p text:style-name="P2">d) Indica cuales serían los valores límite si el parámetro de entrada x de un método está comprendido entre -4 y +4, suponiendo que son valores reales.</text:p>
      <text:p text:style-name="P2"/>
      <text:p text:style-name="P2"><text:s/>e) Indica cuales serían los valores límite si el parámetro de entrada x de un método está comprendido entre -2,5 y +2, suponiendo que son valores reales. </text:p>
      <text:p text:style-name="P2"/>
      <text:p text:style-name="P2">f) Indica cuales serían los valores límite si el parámetro de entrada x de un método está comprendido entre -4 y +4, suponiendo que son valores enteros. </text:p>
      <text:p text:style-name="P2"/>
      <text:p text:style-name="P2">g) Indica cuales serían los valores límite si el parámetro de entrada x de un método está comprendido entre -1 y +5, suponiendo que son valores enteros.</text:p>
      <text:p text:style-name="P2"/>
      <text:p text:style-name="P2"><text:s/>h) Indica cuales serían los valores límite si el parámetro de entrada x de un método está comprendido entre 4,5 y 5, suponiendo que son valores reales. </text:p>
      <text:p text:style-name="P2"/>
      <text:p text:style-name="P2">i) Indica cuales serían los valores límite si el parámetro de entrada x de un método es igual a -8, suponiendo que son valores reales.</text:p>
      <text:p text:style-name="P2"/>
      <text:p text:style-name="P2">j) Longitud de caracteres para un campo de texto que viene establecido por un alfanumérico de 15 caracteres </text:p>
      <text:p text:style-name="P2"/>
      <text:p text:style-name="P2"/>
      <text:p text:style-name="P2"/>
      <text:p text:style-name="P5"/>
      <text:p text:style-name="P3">a) [0; 1; 2; 9; 10; 11] validos: [1; 2; 9; 10] no validos: [0; 11]</text:p>
      <text:p text:style-name="P3"/>
      <text:p text:style-name="P3">b) [3; 4; 5] valido: [4] no validos: [3; 5]</text:p>
      <text:p text:style-name="P3"/>
      <text:p text:style-name="P3">c) [-0,01; 0,00; 0,01; 99,99; 100,00; 100,01] validos: [0,00; 0,01; 99,99; 100,00] no validos: [-0,01; 100,01]</text:p>
      <text:p text:style-name="P3"/>
      <text:p text:style-name="P3">d) [-4,01; -4,00; -3,99; 3,99; 4,00; 4,01] validos: [-4,00; -3,99; 3,99; 4,00] no validos: [-4,01; 4,01]</text:p>
      <text:p text:style-name="P3"/>
      <text:p text:style-name="P3">e) (solo se tomara en cuenta un decimal como en el enunciado) [-2,6; -2,5; -2,4; 1,9; 2,0; 2,1] validos: [-2,5; -2,4; 1,9; 2,0] no validos: [-2,6; 2,1]</text:p>
      <text:p text:style-name="P3"/>
      <text:p text:style-name="P3">f) [-5; -4; -3; 3; 4; 5] validos: [-4; -3; 3; 4] no validos: [-5; 5]</text:p>
      <text:p text:style-name="P3"/>
      <text:p text:style-name="P3">g) [-2; -1; 0; 4; 5; 6] validos [-1; 0; 4; 5] no validos: [-2; 6]</text:p>
      <text:p text:style-name="P3"/>
      <text:p text:style-name="P3"><text:soft-page-break/>h) (solo se tomara en cuenta un decimal como en el enunciado) [4,4; 4,5; 4,6; 4,9; 5,0; 5,1] validos: [4,5; 4,6; 4,9; 5,0] no validos: [4,4; 5,1]</text:p>
      <text:p text:style-name="P3"/>
      <text:p text:style-name="P3">i) [-8,01; -8,00; -7,99] valido: [-8,00] no validos: [-8,01; -7,99]</text:p>
      <text:p text:style-name="P3"/>
      <text:p text:style-name="P3">j) [14; 15; 16] valido: [15] no valido: [14; 16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1:17:37.995000000</meta:creation-date>
    <dc:date>2024-02-20T11:40:31.841000000</dc:date>
    <meta:editing-duration>PT22M54S</meta:editing-duration>
    <meta:editing-cycles>1</meta:editing-cycles>
    <meta:document-statistic meta:table-count="0" meta:image-count="0" meta:object-count="0" meta:page-count="2" meta:paragraph-count="23" meta:word-count="396" meta:character-count="2215" meta:non-whitespace-character-count="1832"/>
    <meta:generator>LibreOffice/7.6.0.3$Windows_X86_64 LibreOffice_project/69edd8b8ebc41d00b4de3915dc82f8f0fc3b6265</meta:generator>
  </office:meta>
</office:document-meta>
</file>